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16cm"/>
    </style:style>
    <style:style style:name="co3" style:family="table-column">
      <style:table-column-properties fo:break-before="auto" style:column-width="1.665cm"/>
    </style:style>
    <style:style style:name="co4" style:family="table-column">
      <style:table-column-properties fo:break-before="auto" style:column-width="1.819cm"/>
    </style:style>
    <style:style style:name="co5" style:family="table-column">
      <style:table-column-properties fo:break-before="auto" style:column-width="1.9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border="0.74pt solid #000000"/>
    </style:style>
    <style:style style:name="ce4" style:family="table-cell" style:parent-style-name="Default">
      <style:table-cell-properties fo:background-color="transparent" fo:border="non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1"/>
        <table:table-column table:style-name="co2" table:default-cell-style-name="ce7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row table:style-name="ro1">
          <table:table-cell office:value-type="string" calcext:value-type="string">
            <text:p>Problem</text:p>
          </table:table-cell>
          <table:table-cell office:value-type="string" calcext:value-type="string">
            <text:p>Optimum</text:p>
          </table:table-cell>
          <table:table-cell table:style-name="ce7" office:value-type="string" calcext:value-type="string">
            <text:p>Clingo</text:p>
          </table:table-cell>
          <table:table-cell table:style-name="ce7" office:value-type="string" calcext:value-type="string">
            <text:p>DLV</text:p>
          </table:table-cell>
          <table:table-cell table:style-name="ce7" office:value-type="string" calcext:value-type="string">
            <text:p>smodels</text:p>
          </table:table-cell>
          <table:table-cell table:style-name="ce7" office:value-type="string" calcext:value-type="string">
            <text:p>maxmodels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731" calcext:value-type="float">
            <text:p>731</text:p>
          </table:table-cell>
          <table:table-cell office:value-type="float" office:value="25.469" calcext:value-type="float">
            <text:p>25,469</text:p>
          </table:table-cell>
          <table:table-cell office:value-type="string" calcext:value-type="string">
            <text:p>TL</text:p>
          </table:table-cell>
          <table:table-cell office:value-type="float" office:value="6.114" calcext:value-type="float">
            <text:p>6,114</text:p>
          </table:table-cell>
          <table:table-cell office:value-type="float" office:value="43.101" calcext:value-type="float">
            <text:p>43,101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454" calcext:value-type="float">
            <text:p>454</text:p>
          </table:table-cell>
          <table:table-cell office:value-type="float" office:value="2.904" calcext:value-type="float">
            <text:p>2,904</text:p>
          </table:table-cell>
          <table:table-cell office:value-type="string" calcext:value-type="string">
            <text:p>TL</text:p>
          </table:table-cell>
          <table:table-cell office:value-type="float" office:value="1.024" calcext:value-type="float">
            <text:p>1,024</text:p>
          </table:table-cell>
          <table:table-cell office:value-type="float" office:value="8.689" calcext:value-type="float">
            <text:p>8,689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737" calcext:value-type="float">
            <text:p>737</text:p>
          </table:table-cell>
          <table:table-cell office:value-type="float" office:value="0.146" calcext:value-type="float">
            <text:p>0,146</text:p>
          </table:table-cell>
          <table:table-cell office:value-type="float" office:value="5.492" calcext:value-type="float">
            <text:p>5,492</text:p>
          </table:table-cell>
          <table:table-cell office:value-type="float" office:value="0.168" calcext:value-type="float">
            <text:p>0,168</text:p>
          </table:table-cell>
          <table:table-cell office:value-type="float" office:value="0.704" calcext:value-type="float">
            <text:p>0,704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float" office:value="297" calcext:value-type="float">
            <text:p>297</text:p>
          </table:table-cell>
          <table:table-cell office:value-type="float" office:value="0.215" calcext:value-type="float">
            <text:p>0,215</text:p>
          </table:table-cell>
          <table:table-cell office:value-type="float" office:value="6.423" calcext:value-type="float">
            <text:p>6,423</text:p>
          </table:table-cell>
          <table:table-cell office:value-type="float" office:value="0.17" calcext:value-type="float">
            <text:p>0,17</text:p>
          </table:table-cell>
          <table:table-cell office:value-type="float" office:value="1.874" calcext:value-type="float">
            <text:p>1,874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office:value-type="float" office:value="354" calcext:value-type="float">
            <text:p>354</text:p>
          </table:table-cell>
          <table:table-cell office:value-type="float" office:value="97.145" calcext:value-type="float">
            <text:p>97,145</text:p>
          </table:table-cell>
          <table:table-cell office:value-type="string" calcext:value-type="string">
            <text:p>TL</text:p>
          </table:table-cell>
          <table:table-cell office:value-type="float" office:value="9.154" calcext:value-type="float">
            <text:p>9,154</text:p>
          </table:table-cell>
          <table:table-cell office:value-type="float" office:value="75.854" calcext:value-type="float">
            <text:p>75,854</text:p>
          </table:table-cell>
        </table:table-row>
        <table:table-row table:style-name="ro1">
          <table:table-cell office:value-type="string" calcext:value-type="string">
            <text:p>p6</text:p>
          </table:table-cell>
          <table:table-cell office:value-type="float" office:value="397" calcext:value-type="float">
            <text:p>397</text:p>
          </table:table-cell>
          <table:table-cell office:value-type="float" office:value="44.584" calcext:value-type="float">
            <text:p>44,584</text:p>
          </table:table-cell>
          <table:table-cell office:value-type="string" calcext:value-type="string">
            <text:p>TL</text:p>
          </table:table-cell>
          <table:table-cell office:value-type="float" office:value="10.335" calcext:value-type="float">
            <text:p>10,335</text:p>
          </table:table-cell>
          <table:table-cell office:value-type="float" office:value="72.938" calcext:value-type="float">
            <text:p>72,938</text:p>
          </table:table-cell>
        </table:table-row>
        <table:table-row table:style-name="ro1">
          <table:table-cell office:value-type="string" calcext:value-type="string">
            <text:p>p7</text:p>
          </table:table-cell>
          <table:table-cell office:value-type="float" office:value="289" calcext:value-type="float">
            <text:p>289</text:p>
          </table:table-cell>
          <table:table-cell office:value-type="float" office:value="38.46" calcext:value-type="float">
            <text:p>38,46</text:p>
          </table:table-cell>
          <table:table-cell office:value-type="string" calcext:value-type="string">
            <text:p>TL</text:p>
          </table:table-cell>
          <table:table-cell office:value-type="float" office:value="9.708" calcext:value-type="float">
            <text:p>9,708</text:p>
          </table:table-cell>
          <table:table-cell office:value-type="float" office:value="42.465" calcext:value-type="float">
            <text:p>42,465</text:p>
          </table:table-cell>
        </table:table-row>
        <table:table-row table:style-name="ro1">
          <table:table-cell office:value-type="string" calcext:value-type="string">
            <text:p>p8</text:p>
          </table:table-cell>
          <table:table-cell office:value-type="float" office:value="178" calcext:value-type="float">
            <text:p>178</text:p>
          </table:table-cell>
          <table:table-cell office:value-type="float" office:value="13.403" calcext:value-type="float">
            <text:p>13,403</text:p>
          </table:table-cell>
          <table:table-cell office:value-type="string" calcext:value-type="string">
            <text:p>TL</text:p>
          </table:table-cell>
          <table:table-cell office:value-type="float" office:value="6.146" calcext:value-type="float">
            <text:p>6,146</text:p>
          </table:table-cell>
          <table:table-cell office:value-type="float" office:value="26.596" calcext:value-type="float">
            <text:p>26,596</text:p>
          </table:table-cell>
        </table:table-row>
        <table:table-row table:style-name="ro1">
          <table:table-cell office:value-type="string" calcext:value-type="string">
            <text:p>p9</text:p>
          </table:table-cell>
          <table:table-cell office:value-type="float" office:value="331" calcext:value-type="float">
            <text:p>331</text:p>
          </table:table-cell>
          <table:table-cell office:value-type="float" office:value="95.404" calcext:value-type="float">
            <text:p>95,404</text:p>
          </table:table-cell>
          <table:table-cell office:value-type="string" calcext:value-type="string">
            <text:p>TL</text:p>
          </table:table-cell>
          <table:table-cell office:value-type="float" office:value="8.984" calcext:value-type="float">
            <text:p>8,984</text:p>
          </table:table-cell>
          <table:table-cell office:value-type="float" office:value="78.422" calcext:value-type="float">
            <text:p>78,422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252" calcext:value-type="float">
            <text:p>252</text:p>
          </table:table-cell>
          <table:table-cell office:value-type="float" office:value="30.106" calcext:value-type="float">
            <text:p>30,106</text:p>
          </table:table-cell>
          <table:table-cell office:value-type="string" calcext:value-type="string">
            <text:p>TL</text:p>
          </table:table-cell>
          <table:table-cell office:value-type="float" office:value="7.416" calcext:value-type="float">
            <text:p>7,416</text:p>
          </table:table-cell>
          <table:table-cell office:value-type="float" office:value="46.408" calcext:value-type="float">
            <text:p>46,408</text:p>
          </table:table-cell>
        </table:table-row>
        <table:table-row table:style-name="ro1" table:number-rows-repeated="2">
          <table:table-cell table:style-name="ce4"/>
          <table:table-cell table:style-name="ce8" table:number-columns-repeated="4"/>
          <table:table-cell table:style-name="Default"/>
        </table:table-row>
        <table:table-row table:style-name="ro1" table:number-rows-repeated="4">
          <table:table-cell table:style-name="Default" table:number-columns-repeated="6"/>
        </table:table-row>
        <table:table-row table:style-name="ro1">
          <table:table-cell table:style-name="ce5"/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.00.0000</text:date>, <text:time style:data-style-name="N2" text:time-value="11:25:01.313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0T12:48:22.862000000</meta:creation-date>
    <meta:generator>LibreOffice/7.6.4.1$Windows_X86_64 LibreOffice_project/e19e193f88cd6c0525a17fb7a176ed8e6a3e2aa1</meta:generator>
    <dc:date>2024-01-22T13:25:00.733000000</dc:date>
    <meta:editing-duration>PT19H49M16S</meta:editing-duration>
    <meta:editing-cycles>198</meta:editing-cycles>
    <meta:document-statistic meta:table-count="1" meta:cell-count="66" meta:object-count="0"/>
  </office:meta>
</office:document-meta>
</file>